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writing-mode="lr-tb"/>
      <style:text-properties fo:font-size="12pt" style:font-size-asian="14pt" style:font-size-complex="12pt"/>
    </style:style>
    <style:style style:name="P2" style:family="paragraph" style:parent-style-name="Standard">
      <style:paragraph-properties fo:line-height="150%" fo:text-align="center" style:justify-single-word="false" style:writing-mode="lr-tb"/>
      <style:text-properties fo:font-size="12pt" fo:font-weight="bold" officeooo:rsid="0019a18e" officeooo:paragraph-rsid="0019a18e" style:font-size-asian="12pt" style:font-weight-asian="bold" style:font-size-complex="12pt" style:font-weight-complex="bold"/>
    </style:style>
    <style:style style:name="P3" style:family="paragraph" style:parent-style-name="Standard">
      <style:paragraph-properties fo:line-height="100%" fo:text-align="center" style:justify-single-word="false" style:writing-mode="lr-tb"/>
      <style:text-properties fo:font-size="12pt" fo:font-weight="bold" officeooo:rsid="0019a18e" officeooo:paragraph-rsid="0019a18e" style:font-size-asian="12pt" style:font-weight-asian="bold" style:font-size-complex="12pt" style:font-weight-complex="bold"/>
    </style:style>
    <style:style style:name="P4" style:family="paragraph" style:parent-style-name="Standard">
      <style:paragraph-properties fo:line-height="100%" fo:text-align="center" style:justify-single-word="false" style:writing-mode="lr-tb"/>
      <style:text-properties fo:font-size="12pt" fo:font-weight="bold" officeooo:rsid="0017d746" officeooo:paragraph-rsid="0017d746" style:font-size-asian="12pt" style:font-weight-asian="bold" style:font-size-complex="12pt" style:font-weight-complex="bold"/>
    </style:style>
    <style:style style:name="P5" style:family="paragraph" style:parent-style-name="Standard">
      <style:paragraph-properties fo:line-height="150%" fo:text-align="justify" style:justify-single-word="false" style:writing-mode="lr-tb"/>
      <style:text-properties fo:font-size="12pt" fo:font-weight="bold" officeooo:rsid="001cd461" officeooo:paragraph-rsid="001cd461" style:font-size-asian="12pt" style:font-weight-asian="bold" style:font-size-complex="12pt" style:font-weight-complex="bold"/>
    </style:style>
    <style:style style:name="P6" style:family="paragraph" style:parent-style-name="Standard">
      <style:paragraph-properties fo:line-height="150%" fo:text-align="justify" style:justify-single-word="false" style:writing-mode="lr-tb"/>
      <style:text-properties fo:font-size="12pt" fo:font-weight="bold" officeooo:rsid="001dc08d" officeooo:paragraph-rsid="001dc08d" style:font-size-asian="12pt" style:font-weight-asian="bold" style:font-size-complex="12pt" style:font-weight-complex="bold"/>
    </style:style>
    <style:style style:name="P7" style:family="paragraph" style:parent-style-name="Standard">
      <style:paragraph-properties fo:line-height="150%" fo:text-align="center" style:justify-single-word="false" style:writing-mode="lr-tb"/>
      <style:text-properties fo:font-size="12pt" fo:font-weight="bold" officeooo:rsid="001ddc44" officeooo:paragraph-rsid="001ddc44" style:font-size-asian="12pt" style:font-weight-asian="bold" style:font-size-complex="12pt" style:font-weight-complex="bold"/>
    </style:style>
    <style:style style:name="P8" style:family="paragraph" style:parent-style-name="Standard">
      <style:paragraph-properties fo:line-height="150%" fo:text-align="start" style:justify-single-word="false" style:writing-mode="lr-tb"/>
      <style:text-properties fo:font-size="12pt" fo:font-weight="bold" officeooo:rsid="001ddc44" officeooo:paragraph-rsid="001ddc44" style:font-size-asian="12pt" style:font-weight-asian="bold" style:font-size-complex="12pt" style:font-weight-complex="bold"/>
    </style:style>
    <style:style style:name="P9" style:family="paragraph" style:parent-style-name="Standard">
      <style:paragraph-properties fo:line-height="150%" fo:text-align="start" style:justify-single-word="false" style:writing-mode="lr-tb"/>
      <style:text-properties fo:font-size="12pt" fo:font-weight="bold" officeooo:rsid="001ddc44" officeooo:paragraph-rsid="002c27d2" style:font-size-asian="12pt" style:font-weight-asian="bold" style:font-size-complex="12pt" style:font-weight-complex="bold"/>
    </style:style>
    <style:style style:name="P10" style:family="paragraph" style:parent-style-name="Standard">
      <style:paragraph-properties fo:line-height="100%" fo:text-align="center" style:justify-single-word="false" style:writing-mode="lr-tb"/>
      <style:text-properties fo:font-size="12pt" fo:font-weight="bold" officeooo:rsid="001ddc44" officeooo:paragraph-rsid="001ddc44" style:font-size-asian="12pt" style:font-weight-asian="bold" style:font-size-complex="12pt" style:font-weight-complex="bold"/>
    </style:style>
    <style:style style:name="P11" style:family="paragraph" style:parent-style-name="Standard">
      <style:paragraph-properties fo:line-height="150%" fo:text-align="start" style:justify-single-word="false" style:writing-mode="lr-tb"/>
      <style:text-properties fo:font-size="12pt" fo:font-weight="bold" officeooo:rsid="001f9238" officeooo:paragraph-rsid="001f9238" style:font-size-asian="12pt" style:font-weight-asian="bold" style:font-size-complex="12pt" style:font-weight-complex="bold"/>
    </style:style>
    <style:style style:name="P12" style:family="paragraph" style:parent-style-name="Standard">
      <style:paragraph-properties fo:line-height="150%" fo:text-align="start" style:justify-single-word="false" style:writing-mode="lr-tb"/>
      <style:text-properties fo:font-size="12pt" fo:font-weight="bold" officeooo:rsid="0023cc25" officeooo:paragraph-rsid="0023cc25" style:font-size-asian="12pt" style:font-weight-asian="bold" style:font-size-complex="12pt" style:font-weight-complex="bold"/>
    </style:style>
    <style:style style:name="P13" style:family="paragraph" style:parent-style-name="Standard">
      <style:paragraph-properties fo:line-height="150%" fo:text-align="start" style:justify-single-word="false" style:writing-mode="lr-tb"/>
      <style:text-properties fo:font-size="12pt" fo:font-weight="bold" officeooo:rsid="00274fa9" officeooo:paragraph-rsid="00274fa9" style:font-size-asian="12pt" style:font-weight-asian="bold" style:font-size-complex="12pt" style:font-weight-complex="bold"/>
    </style:style>
    <style:style style:name="P14" style:family="paragraph" style:parent-style-name="Standard">
      <style:paragraph-properties fo:line-height="150%" fo:text-align="center" style:justify-single-word="false" style:writing-mode="lr-tb"/>
      <style:text-properties fo:font-size="12pt" fo:font-weight="bold" officeooo:rsid="00288f77" officeooo:paragraph-rsid="00288f77" style:font-size-asian="12pt" style:font-weight-asian="bold" style:font-size-complex="12pt" style:font-weight-complex="bold"/>
    </style:style>
    <style:style style:name="P15" style:family="paragraph" style:parent-style-name="Standard">
      <style:paragraph-properties fo:line-height="150%" fo:text-align="start" style:justify-single-word="false" style:writing-mode="lr-tb"/>
      <style:text-properties fo:font-size="12pt" fo:font-weight="normal" officeooo:rsid="001f9238" officeooo:paragraph-rsid="001f9238" style:font-size-asian="12pt" style:font-weight-asian="normal" style:font-size-complex="12pt" style:font-weight-complex="normal"/>
    </style:style>
    <style:style style:name="P16" style:family="paragraph" style:parent-style-name="Standard">
      <style:paragraph-properties fo:line-height="150%" fo:text-align="start" style:justify-single-word="false" style:writing-mode="lr-tb"/>
      <style:text-properties fo:font-size="12pt" fo:font-weight="normal" officeooo:rsid="001fea34" officeooo:paragraph-rsid="001fea34" style:font-size-asian="12pt" style:font-weight-asian="normal" style:font-size-complex="12pt" style:font-weight-complex="normal"/>
    </style:style>
    <style:style style:name="P17" style:family="paragraph" style:parent-style-name="Standard">
      <style:paragraph-properties fo:line-height="150%" fo:text-align="start" style:justify-single-word="false" style:writing-mode="lr-tb"/>
      <style:text-properties fo:font-size="12pt" fo:font-weight="normal" officeooo:rsid="002186ce" officeooo:paragraph-rsid="002186ce" style:font-size-asian="12pt" style:font-weight-asian="normal" style:font-size-complex="12pt" style:font-weight-complex="normal"/>
    </style:style>
    <style:style style:name="P18" style:family="paragraph" style:parent-style-name="Standard">
      <style:paragraph-properties fo:line-height="150%" fo:text-align="start" style:justify-single-word="false" style:writing-mode="lr-tb"/>
      <style:text-properties fo:font-size="12pt" fo:font-weight="normal" officeooo:rsid="00227eb6" officeooo:paragraph-rsid="00227eb6"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writing-mode="lr-tb"/>
      <style:text-properties fo:font-size="12pt" fo:font-weight="normal" officeooo:rsid="0023c458" officeooo:paragraph-rsid="0023c458" style:font-size-asian="12pt" style:font-weight-asian="normal" style:font-size-complex="12pt" style:font-weight-complex="normal"/>
    </style:style>
    <style:style style:name="P20" style:family="paragraph" style:parent-style-name="Standard">
      <style:paragraph-properties fo:line-height="150%" fo:text-align="start" style:justify-single-word="false" style:writing-mode="lr-tb"/>
      <style:text-properties fo:font-size="12pt" fo:font-weight="normal" officeooo:rsid="00274fa9" officeooo:paragraph-rsid="00274fa9"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writing-mode="lr-tb"/>
      <style:text-properties fo:font-size="12pt" fo:font-weight="normal" officeooo:rsid="00288f77" officeooo:paragraph-rsid="002a4968"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writing-mode="lr-tb"/>
      <style:text-properties fo:font-size="12pt" fo:font-style="italic" fo:font-weight="bold" officeooo:rsid="001f9238" officeooo:paragraph-rsid="001f9238" style:font-size-asian="12pt" style:font-style-asian="italic" style:font-weight-asian="bold" style:font-size-complex="12pt" style:font-style-complex="italic" style:font-weight-complex="bold"/>
    </style:style>
    <style:style style:name="P23" style:family="paragraph" style:parent-style-name="Standard">
      <style:paragraph-properties fo:text-align="center" style:justify-single-word="false" style:writing-mode="lr-tb"/>
      <style:text-properties fo:font-size="14pt" style:font-size-asian="14pt"/>
    </style:style>
    <style:style style:name="P24" style:family="paragraph" style:parent-style-name="Standard">
      <style:paragraph-properties fo:line-height="150%" fo:text-align="justify" style:justify-single-word="false" style:writing-mode="lr-tb"/>
      <style:text-properties fo:font-size="14pt" fo:font-weight="bold" officeooo:rsid="0017d746" officeooo:paragraph-rsid="0017d746" style:font-size-asian="12pt" style:font-weight-asian="bold" style:font-size-complex="12pt" style:font-weight-complex="bold"/>
    </style:style>
    <style:style style:name="P25" style:family="paragraph" style:parent-style-name="Standard">
      <style:paragraph-properties fo:line-height="150%" fo:text-align="center" style:justify-single-word="false" style:writing-mode="lr-tb"/>
      <style:text-properties fo:font-size="14pt" fo:font-weight="bold" officeooo:rsid="0019a18e" officeooo:paragraph-rsid="0019a18e" style:font-size-asian="12pt" style:font-weight-asian="bold" style:font-size-complex="12pt" style:font-weight-complex="bold"/>
    </style:style>
    <style:style style:name="P26" style:family="paragraph" style:parent-style-name="Standard">
      <style:paragraph-properties fo:line-height="150%" fo:text-align="justify" style:justify-single-word="false" style:writing-mode="lr-tb"/>
      <style:text-properties fo:font-size="14pt" fo:font-weight="bold" officeooo:rsid="001b9fdd" officeooo:paragraph-rsid="001b9fdd" style:font-size-asian="12pt" style:font-weight-asian="bold" style:font-size-complex="12pt" style:font-weight-complex="bold"/>
    </style:style>
    <style:style style:name="P27" style:family="paragraph" style:parent-style-name="Standard">
      <style:paragraph-properties fo:line-height="150%" fo:text-align="justify" style:justify-single-word="false" style:writing-mode="lr-tb"/>
      <style:text-properties fo:font-size="14pt" fo:font-weight="bold" officeooo:rsid="001cd461" officeooo:paragraph-rsid="001cd461" style:font-size-asian="12pt" style:font-weight-asian="bold" style:font-size-complex="12pt" style:font-weight-complex="bold"/>
    </style:style>
    <style:style style:name="P28" style:family="paragraph" style:parent-style-name="Standard">
      <style:paragraph-properties fo:line-height="150%" fo:text-align="justify" style:justify-single-word="false" style:writing-mode="lr-tb"/>
      <style:text-properties fo:font-size="14pt" fo:font-weight="bold" officeooo:rsid="001dc08d" officeooo:paragraph-rsid="001dc08d" style:font-size-asian="12pt" style:font-weight-asian="bold" style:font-size-complex="12pt" style:font-weight-complex="bold"/>
    </style:style>
    <style:style style:name="P29" style:family="paragraph" style:parent-style-name="Standard">
      <style:paragraph-properties fo:line-height="150%" fo:text-align="justify" style:justify-single-word="false" style:writing-mode="lr-tb"/>
      <style:text-properties fo:font-size="14pt" fo:font-weight="bold" officeooo:rsid="001dc08d" officeooo:paragraph-rsid="002b513c" style:font-size-asian="12pt" style:font-weight-asian="bold" style:font-size-complex="12pt" style:font-weight-complex="bold"/>
    </style:style>
    <style:style style:name="P30" style:family="paragraph" style:parent-style-name="Standard">
      <style:paragraph-properties fo:line-height="150%" fo:text-align="start" style:justify-single-word="false" style:writing-mode="lr-tb"/>
      <style:text-properties fo:font-size="14pt" fo:font-weight="bold" officeooo:rsid="001dc08d" officeooo:paragraph-rsid="001dc08d" style:font-size-asian="12pt" style:font-weight-asian="bold" style:font-size-complex="12pt" style:font-weight-complex="bold"/>
    </style:style>
    <style:style style:name="P31" style:family="paragraph" style:parent-style-name="Standard">
      <style:paragraph-properties fo:line-height="150%" fo:text-align="start" style:justify-single-word="false" style:writing-mode="lr-tb"/>
      <style:text-properties fo:font-size="14pt" fo:font-weight="bold" officeooo:rsid="001dc08d" officeooo:paragraph-rsid="002c27d2" style:font-size-asian="12pt" style:font-weight-asian="bold" style:font-size-complex="12pt" style:font-weight-complex="bold"/>
    </style:style>
    <style:style style:name="P32" style:family="paragraph" style:parent-style-name="Standard">
      <style:paragraph-properties fo:line-height="150%" fo:text-align="justify" style:justify-single-word="false" style:writing-mode="lr-tb"/>
      <style:text-properties fo:font-size="14pt" fo:font-weight="bold" officeooo:rsid="001ddc44" officeooo:paragraph-rsid="001ddc44" style:font-size-asian="12pt" style:font-weight-asian="bold" style:font-size-complex="12pt" style:font-weight-complex="bold"/>
    </style:style>
    <style:style style:name="P33" style:family="paragraph" style:parent-style-name="Standard">
      <style:paragraph-properties fo:line-height="150%" fo:text-align="justify" style:justify-single-word="false" style:writing-mode="lr-tb"/>
      <style:text-properties fo:font-size="14pt" fo:font-weight="bold" officeooo:rsid="001ddc44" officeooo:paragraph-rsid="002b513c" style:font-size-asian="12pt" style:font-weight-asian="bold" style:font-size-complex="12pt" style:font-weight-complex="bold"/>
    </style:style>
    <style:style style:name="P34" style:family="paragraph" style:parent-style-name="Standard">
      <style:paragraph-properties fo:line-height="150%" fo:text-align="center" style:justify-single-word="false" style:writing-mode="lr-tb"/>
      <style:text-properties fo:font-size="14pt" fo:font-weight="bold" officeooo:rsid="001ddc44" officeooo:paragraph-rsid="001ddc44" style:font-size-asian="12pt" style:font-weight-asian="bold" style:font-size-complex="12pt" style:font-weight-complex="bold"/>
    </style:style>
    <style:style style:name="P35" style:family="paragraph" style:parent-style-name="Standard">
      <style:paragraph-properties fo:line-height="150%" fo:text-align="center" style:justify-single-word="false" style:writing-mode="lr-tb"/>
      <style:text-properties fo:font-size="14pt" fo:font-weight="bold" officeooo:rsid="00274fa9" officeooo:paragraph-rsid="00274fa9" style:font-size-asian="12pt" style:font-weight-asian="bold" style:font-size-complex="12pt" style:font-weight-complex="bold"/>
    </style:style>
    <style:style style:name="P36" style:family="paragraph" style:parent-style-name="Standard">
      <style:paragraph-properties fo:line-height="150%" fo:text-align="center" style:justify-single-word="false" style:writing-mode="lr-tb"/>
      <style:text-properties fo:font-size="14pt" fo:font-weight="bold" officeooo:rsid="00288f77" officeooo:paragraph-rsid="00288f77" style:font-size-asian="12pt" style:font-weight-asian="bold" style:font-size-complex="12pt" style:font-weight-complex="bold"/>
    </style:style>
    <style:style style:name="P37" style:family="paragraph" style:parent-style-name="Standard">
      <style:paragraph-properties fo:line-height="150%" fo:text-align="justify" style:justify-single-word="false" style:writing-mode="lr-tb"/>
      <style:text-properties officeooo:rsid="00157beb" officeooo:paragraph-rsid="00157beb"/>
    </style:style>
    <style:style style:name="P38" style:family="paragraph" style:parent-style-name="Standard">
      <style:paragraph-properties fo:text-align="center" style:justify-single-word="false" style:writing-mode="lr-tb"/>
      <style:text-properties fo:font-weight="bold" style:font-weight-asian="bold" style:font-weight-complex="bold"/>
    </style:style>
    <style:style style:name="P39" style:family="paragraph" style:parent-style-name="Standard">
      <style:paragraph-properties fo:line-height="150%" fo:text-align="justify" style:justify-single-word="false" style:writing-mode="lr-tb"/>
      <style:text-properties fo:font-weight="bold" officeooo:rsid="001dc08d" officeooo:paragraph-rsid="001dc08d" style:font-weight-asian="bold" style:font-weight-complex="bold"/>
    </style:style>
    <style:style style:name="P40" style:family="paragraph" style:parent-style-name="Standard">
      <style:paragraph-properties fo:line-height="150%" fo:text-align="justify" style:justify-single-word="false" style:writing-mode="lr-tb"/>
      <style:text-properties officeooo:paragraph-rsid="001cd461"/>
    </style:style>
    <style:style style:name="P41" style:family="paragraph" style:parent-style-name="Standard">
      <style:paragraph-properties fo:line-height="150%" fo:text-align="justify" style:justify-single-word="false" style:writing-mode="lr-tb"/>
      <style:text-properties officeooo:paragraph-rsid="001dc08d"/>
    </style:style>
    <style:style style:name="P42" style:family="paragraph" style:parent-style-name="Standard">
      <style:paragraph-properties fo:line-height="150%" fo:text-align="justify" style:justify-single-word="false" style:writing-mode="lr-tb"/>
      <style:text-properties officeooo:paragraph-rsid="002b513c"/>
    </style:style>
    <style:style style:name="P43" style:family="paragraph" style:parent-style-name="Standard">
      <style:paragraph-properties fo:line-height="150%" fo:text-align="start" style:justify-single-word="false" style:writing-mode="lr-tb"/>
      <style:text-properties officeooo:paragraph-rsid="00227eb6"/>
    </style:style>
    <style:style style:name="P44" style:family="paragraph" style:parent-style-name="Standard">
      <style:paragraph-properties fo:line-height="150%" fo:text-align="start" style:justify-single-word="false" style:writing-mode="lr-tb"/>
      <style:text-properties officeooo:paragraph-rsid="0023cc25"/>
    </style:style>
    <style:style style:name="P45" style:family="paragraph" style:parent-style-name="Standard">
      <style:paragraph-properties fo:line-height="150%" fo:text-align="start" style:justify-single-word="false" style:writing-mode="lr-tb"/>
      <style:text-properties officeooo:paragraph-rsid="0026357c"/>
    </style:style>
    <style:style style:name="P46" style:family="paragraph" style:parent-style-name="Standard">
      <style:paragraph-properties fo:line-height="150%" fo:text-align="start" style:justify-single-word="false" style:writing-mode="lr-tb"/>
      <style:text-properties officeooo:paragraph-rsid="002a4968"/>
    </style:style>
    <style:style style:name="P47" style:family="paragraph" style:parent-style-name="Standard">
      <style:paragraph-properties fo:line-height="150%" fo:text-align="start" style:justify-single-word="false" style:writing-mode="lr-tb"/>
      <style:text-properties officeooo:paragraph-rsid="00274fa9"/>
    </style:style>
    <style:style style:name="P48" style:family="paragraph" style:parent-style-name="Standard">
      <style:paragraph-properties fo:line-height="150%" fo:text-align="justify" style:justify-single-word="false" style:writing-mode="lr-tb"/>
      <style:text-properties style:use-window-font-color="true" loext:opacity="0%" style:font-name="Liberation Serif" fo:font-size="12pt" fo:language="en" fo:country="IN" fo:font-weight="normal" officeooo:rsid="001afc4b" officeooo:paragraph-rsid="001afc4b"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49" style:family="paragraph" style:parent-style-name="Standard">
      <style:paragraph-properties fo:line-height="100%" fo:text-align="center" style:justify-single-word="false" style:writing-mode="lr-tb"/>
      <style:text-properties style:use-window-font-color="true" loext:opacity="0%" style:font-name="Liberation Serif" fo:font-size="12pt" fo:language="en" fo:country="IN" fo:font-weight="normal" officeooo:rsid="001afc4b" officeooo:paragraph-rsid="0017d746"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P50" style:family="paragraph" style:parent-style-name="Standard">
      <style:paragraph-properties fo:line-height="150%" fo:text-align="center" style:justify-single-word="false" style:writing-mode="lr-tb"/>
      <style:text-properties style:use-window-font-color="true" loext:opacity="0%" style:font-name="Liberation Serif" fo:font-size="14pt" fo:language="en" fo:country="IN" fo:font-weight="bold" officeooo:rsid="001b9fdd" officeooo:paragraph-rsid="001b9fdd"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P51" style:family="paragraph" style:parent-style-name="Standard">
      <style:paragraph-properties fo:line-height="150%" fo:text-align="start" style:justify-single-word="false" style:writing-mode="lr-tb"/>
      <style:text-properties fo:font-size="10pt" fo:font-weight="normal" officeooo:rsid="001f9238" officeooo:paragraph-rsid="001f9238" style:font-size-asian="12pt" style:font-weight-asian="normal" style:font-size-complex="12pt" style:font-weight-complex="normal"/>
    </style:style>
    <style:style style:name="P52" style:family="paragraph" style:parent-style-name="Standard">
      <style:paragraph-properties fo:line-height="150%" fo:text-align="start" style:justify-single-word="false" style:writing-mode="lr-tb"/>
      <style:text-properties fo:font-size="10pt" fo:font-weight="normal" officeooo:rsid="001f9238" officeooo:paragraph-rsid="00274fa9" style:font-size-asian="12pt" style:font-weight-asian="normal" style:font-size-complex="12pt" style:font-weight-complex="normal"/>
    </style:style>
    <style:style style:name="P53" style:family="paragraph" style:parent-style-name="Standard">
      <style:paragraph-properties fo:line-height="100%" fo:text-align="center" style:justify-single-word="false" style:writing-mode="lr-tb"/>
    </style:style>
    <style:style style:name="P54" style:family="paragraph" style:parent-style-name="Standard">
      <style:paragraph-properties fo:line-height="150%" fo:text-align="start" style:justify-single-word="false" style:writing-mode="lr-tb"/>
      <style:text-properties officeooo:rsid="002a4968" officeooo:paragraph-rsid="002a4968"/>
    </style:style>
    <style:style style:name="P55" style:family="paragraph" style:parent-style-name="Standard">
      <style:paragraph-properties fo:line-height="150%" fo:text-align="start" style:justify-single-word="false" style:writing-mode="lr-tb"/>
      <style:text-properties officeooo:rsid="002b513c" officeooo:paragraph-rsid="002b513c"/>
    </style:style>
    <style:style style:name="P56" style:family="paragraph" style:parent-style-name="Standard" style:master-page-name="Standard">
      <style:paragraph-properties fo:text-align="center" style:justify-single-word="false" style:page-number="auto" style:writing-mode="lr-tb"/>
      <style:text-properties fo:font-size="14pt" style:font-size-asian="14pt"/>
    </style:style>
    <style:style style:name="T1" style:family="text">
      <style:text-properties fo:font-size="14pt" style:font-size-asian="14pt"/>
    </style:style>
    <style:style style:name="T2" style:family="text">
      <style:text-properties fo:font-size="14pt" fo:font-weight="bold" officeooo:rsid="001b9fdd" style:font-size-asian="12pt" style:font-weight-asian="bold" style:font-size-complex="12pt" style:font-weight-complex="bold"/>
    </style:style>
    <style:style style:name="T3" style:family="text">
      <style:text-properties fo:font-size="14pt" fo:font-weight="bold" officeooo:rsid="002c27d2" style:font-size-asian="12pt" style:font-weight-asian="bold" style:font-size-complex="12pt" style:font-weight-complex="bold"/>
    </style:style>
    <style:style style:name="T4" style:family="text">
      <style:text-properties fo:font-size="14pt" fo:font-weight="bold" officeooo:rsid="002b513c" style:font-size-asian="12pt" style:font-weight-asian="bold" style:font-size-complex="12pt" style:font-weight-complex="bold"/>
    </style:style>
    <style:style style:name="T5" style:family="text">
      <style:text-properties fo:font-size="14pt" officeooo:rsid="001b9fdd"/>
    </style:style>
    <style:style style:name="T6" style:family="text">
      <style:text-properties fo:font-size="14pt" officeooo:rsid="002b513c"/>
    </style:style>
    <style:style style:name="T7" style:family="text">
      <style:text-properties fo:font-size="14pt" officeooo:rsid="002c27d2"/>
    </style:style>
    <style:style style:name="T8" style:family="text">
      <style:text-properties officeooo:rsid="0016cd60"/>
    </style:style>
    <style:style style:name="T9" style:family="text">
      <style:text-properties fo:font-size="12pt"/>
    </style:style>
    <style:style style:name="T10" style:family="text">
      <style:text-properties fo:font-size="12pt" fo:font-weight="normal" officeooo:rsid="001cd461" style:font-size-asian="12pt" style:font-weight-asian="normal" style:font-size-complex="12pt" style:font-weight-complex="normal"/>
    </style:style>
    <style:style style:name="T11" style:family="text">
      <style:text-properties fo:font-size="12pt" fo:font-weight="normal" officeooo:rsid="001dc08d" style:font-size-asian="12pt" style:font-weight-asian="normal" style:font-size-complex="12pt" style:font-weight-complex="normal"/>
    </style:style>
    <style:style style:name="T12" style:family="text">
      <style:text-properties fo:font-size="12pt" fo:font-weight="normal" officeooo:rsid="002186ce" style:font-size-asian="12pt" style:font-weight-asian="normal" style:font-size-complex="12pt" style:font-weight-complex="normal"/>
    </style:style>
    <style:style style:name="T13" style:family="text">
      <style:text-properties fo:font-size="12pt" fo:font-weight="normal" officeooo:rsid="00227eb6" style:font-size-asian="12pt" style:font-weight-asian="normal" style:font-size-complex="12pt" style:font-weight-complex="normal"/>
    </style:style>
    <style:style style:name="T14" style:family="text">
      <style:text-properties fo:font-size="12pt" fo:font-weight="normal" officeooo:rsid="0023cc25" style:font-size-asian="12pt" style:font-weight-asian="normal" style:font-size-complex="12pt" style:font-weight-complex="normal"/>
    </style:style>
    <style:style style:name="T15" style:family="text">
      <style:text-properties fo:font-size="12pt" fo:font-weight="normal" officeooo:rsid="0024e1c7" style:font-size-asian="12pt" style:font-weight-asian="normal" style:font-size-complex="12pt" style:font-weight-complex="normal"/>
    </style:style>
    <style:style style:name="T16" style:family="text">
      <style:text-properties fo:font-size="12pt" fo:font-weight="normal" officeooo:rsid="0024e92c" style:font-size-asian="12pt" style:font-weight-asian="normal" style:font-size-complex="12pt" style:font-weight-complex="normal"/>
    </style:style>
    <style:style style:name="T17" style:family="text">
      <style:text-properties fo:font-size="12pt" fo:font-weight="normal" officeooo:rsid="0026357c" style:font-size-asian="12pt" style:font-weight-asian="normal" style:font-size-complex="12pt" style:font-weight-complex="normal"/>
    </style:style>
    <style:style style:name="T18" style:family="text">
      <style:text-properties fo:font-size="12pt" fo:font-weight="normal" officeooo:rsid="002a4968" style:font-size-asian="12pt" style:font-weight-asian="normal" style:font-size-complex="12pt" style:font-weight-complex="normal"/>
    </style:style>
    <style:style style:name="T19" style:family="text">
      <style:text-properties fo:font-size="12pt" fo:font-weight="normal" officeooo:rsid="00274fa9" style:font-size-asian="12pt" style:font-weight-asian="normal" style:font-size-complex="12pt" style:font-weight-complex="normal"/>
    </style:style>
    <style:style style:name="T20" style:family="text">
      <style:text-properties fo:font-size="12pt" fo:font-weight="normal" officeooo:rsid="00288f77" style:font-size-asian="12pt" style:font-weight-asian="normal" style:font-size-complex="12pt" style:font-weight-complex="normal"/>
    </style:style>
    <style:style style:name="T21" style:family="text">
      <style:text-properties fo:font-size="12pt" fo:font-weight="normal" style:font-weight-asian="normal" style:font-weight-complex="normal"/>
    </style:style>
    <style:style style:name="T22" style:family="text">
      <style:text-properties fo:font-size="12pt" fo:font-weight="bold" officeooo:rsid="002186ce" style:font-size-asian="12pt" style:font-weight-asian="bold" style:font-size-complex="12pt" style:font-weight-complex="bold"/>
    </style:style>
    <style:style style:name="T23" style:family="text">
      <style:text-properties fo:font-size="12pt" fo:font-weight="bold" officeooo:rsid="00227eb6" style:font-size-asian="12pt" style:font-weight-asian="bold" style:font-size-complex="12pt" style:font-weight-complex="bold"/>
    </style:style>
    <style:style style:name="T24" style:family="text">
      <style:text-properties fo:font-size="12pt" fo:font-weight="bold" officeooo:rsid="0023cc25" style:font-size-asian="12pt" style:font-weight-asian="bold" style:font-size-complex="12pt" style:font-weight-complex="bold"/>
    </style:style>
    <style:style style:name="T25" style:family="text">
      <style:text-properties fo:font-size="12pt" fo:font-weight="bold" officeooo:rsid="0026357c" style:font-size-asian="12pt" style:font-weight-asian="bold" style:font-size-complex="12pt" style:font-weight-complex="bold"/>
    </style:style>
    <style:style style:name="T26" style:family="text">
      <style:text-properties fo:font-size="12pt" fo:font-style="italic" fo:font-weight="bold" officeooo:rsid="002186ce" style:font-size-asian="12pt" style:font-style-asian="italic" style:font-weight-asian="bold" style:font-size-complex="12pt" style:font-style-complex="italic" style:font-weight-complex="bold"/>
    </style:style>
    <style:style style:name="T27" style:family="text">
      <style:text-properties fo:font-size="12pt" fo:font-style="italic" fo:font-weight="bold" officeooo:rsid="00227eb6" style:font-size-asian="12pt" style:font-style-asian="italic" style:font-weight-asian="bold" style:font-size-complex="12pt" style:font-style-complex="italic" style:font-weight-complex="bold"/>
    </style:style>
    <style:style style:name="T28" style:family="text">
      <style:text-properties fo:font-weight="normal" style:font-weight-asian="normal" style:font-weight-complex="normal"/>
    </style:style>
    <style:style style:name="T29" style:family="text">
      <style:text-properties fo:font-weight="normal" officeooo:rsid="001dc08d" style:font-weight-asian="normal" style:font-weight-complex="normal"/>
    </style:style>
    <style:style style:name="T30" style:family="text">
      <style:text-properties officeooo:rsid="0019a18e"/>
    </style:style>
    <style:style style:name="T31" style:family="text">
      <style:text-properties officeooo:rsid="001b9fdd"/>
    </style:style>
    <style:style style:name="T32" style:family="text">
      <style:text-properties style:use-window-font-color="true" loext:opacity="0%" style:font-name="Liberation Serif" fo:font-size="12pt" fo:language="en" fo:country="IN" fo:font-weight="normal"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33" style:family="text">
      <style:text-properties style:use-window-font-color="true" loext:opacity="0%" style:font-name="Liberation Serif" fo:font-size="12pt" fo:language="en" fo:country="IN" fo:font-weight="normal" officeooo:rsid="001cd461"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34" style:family="text">
      <style:text-properties style:use-window-font-color="true" loext:opacity="0%" style:font-name="Liberation Serif" fo:font-size="12pt" fo:language="en" fo:country="IN" fo:font-weight="normal" officeooo:rsid="0024e1c7"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35" style:family="text">
      <style:text-properties style:use-window-font-color="true" loext:opacity="0%" style:font-name="Liberation Serif" fo:font-size="12pt" fo:language="en" fo:country="IN" fo:font-weight="normal" officeooo:rsid="002a4968"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36" style:family="text">
      <style:text-properties style:use-window-font-color="true" loext:opacity="0%" style:font-name="Liberation Serif" fo:font-size="12pt" fo:language="en" fo:country="IN" fo:font-weight="normal" officeooo:rsid="002b513c" style:letter-kerning="true" style:font-name-asian="Noto Serif CJK SC" style:font-size-asian="12pt" style:language-asian="zh" style:country-asian="CN" style:font-weight-asian="normal" style:font-name-complex="FreeSans" style:font-size-complex="12pt" style:language-complex="hi" style:country-complex="IN" style:font-weight-complex="normal"/>
    </style:style>
    <style:style style:name="T37" style:family="text">
      <style:text-properties style:use-window-font-color="true" loext:opacity="0%" style:font-name="Liberation Serif" fo:font-size="12pt" fo:language="en" fo:country="IN" fo:font-weight="bold" officeooo:rsid="0023cc25"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38" style:family="text">
      <style:text-properties style:use-window-font-color="true" loext:opacity="0%" style:font-name="Liberation Serif" fo:font-size="12pt" fo:language="en" fo:country="IN" fo:font-weight="bold" officeooo:rsid="00274fa9"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39" style:family="text">
      <style:text-properties style:use-window-font-color="true" loext:opacity="0%" style:font-name="Liberation Serif" fo:font-size="14pt" fo:language="en" fo:country="IN" fo:font-weight="bold" officeooo:rsid="002c27d2" style:letter-kerning="true" style:font-name-asian="Noto Serif CJK SC" style:font-size-asian="12pt" style:language-asian="zh" style:country-asian="CN" style:font-weight-asian="bold" style:font-name-complex="FreeSans" style:font-size-complex="12pt" style:language-complex="hi" style:country-complex="IN" style:font-weight-complex="bold"/>
    </style:style>
    <style:style style:name="T40" style:family="text">
      <style:text-properties style:use-window-font-color="true" loext:opacity="0%" style:font-name="Liberation Serif" fo:font-size="14pt" fo:language="en" fo:country="IN" officeooo:rsid="002c27d2" style:letter-kerning="true" style:font-name-asian="Noto Serif CJK SC" style:language-asian="zh" style:country-asian="CN" style:font-name-complex="FreeSans" style:language-complex="hi" style:country-complex="IN"/>
    </style:style>
    <style:style style:name="T41" style:family="text">
      <style:text-properties style:use-window-font-color="true" loext:opacity="0%" style:font-name="Liberation Serif" fo:language="en" fo:country="IN" officeooo:rsid="002c27d2" style:letter-kerning="true" style:font-name-asian="Noto Serif CJK SC" style:language-asian="zh" style:country-asian="CN" style:font-name-complex="FreeSans" style:language-complex="hi" style:country-complex="IN"/>
    </style:style>
    <style:style style:name="T42" style:family="text">
      <style:text-properties style:use-window-font-color="true" loext:opacity="0%" style:font-name="Times New Roman" fo:font-size="12pt" fo:language="en" fo:country="IN" fo:font-weight="normal" officeooo:rsid="001dc08d" style:letter-kerning="true" style:font-name-asian="Noto Serif CJK SC" style:font-size-asian="12pt" style:language-asian="zh" style:country-asian="CN" style:font-weight-asian="normal" style:font-name-complex="Times New Roman1" style:font-size-complex="12pt" style:language-complex="hi" style:country-complex="IN" style:font-weight-complex="normal"/>
    </style:style>
    <style:style style:name="T43" style:family="text">
      <style:text-properties style:font-name="Times New Roman" fo:font-size="12pt" style:font-size-asian="12pt" style:font-name-complex="Times New Roman1" style:font-size-complex="12pt"/>
    </style:style>
    <style:style style:name="T44" style:family="text">
      <style:text-properties style:font-name="Times New Roman" fo:font-size="12pt" fo:font-weight="normal"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1dc08d" style:font-size-asian="12pt" style:font-weight-asian="normal" style:font-name-complex="Times New Roman1" style:font-size-complex="12pt" style:font-weight-complex="normal"/>
    </style:style>
    <style:style style:name="T46" style:family="text">
      <style:text-properties officeooo:rsid="002186ce"/>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2186ce" style:font-style-asian="italic" style:font-weight-asian="bold" style:font-style-complex="italic" style:font-weight-complex="bold"/>
    </style:style>
    <style:style style:name="T49" style:family="text">
      <style:text-properties fo:font-weight="bold" style:font-weight-asian="bold" style:font-weight-complex="bold"/>
    </style:style>
    <style:style style:name="T50" style:family="text">
      <style:text-properties fo:font-weight="bold" officeooo:rsid="002186ce" style:font-weight-asian="bold" style:font-weight-complex="bold"/>
    </style:style>
    <style:style style:name="T51" style:family="text">
      <style:text-properties officeooo:rsid="00227eb6"/>
    </style:style>
    <style:style style:name="T52" style:family="text">
      <style:text-properties fo:font-style="normal" fo:font-weight="normal" officeooo:rsid="00227eb6" style:font-style-asian="normal" style:font-weight-asian="normal" style:font-style-complex="normal" style:font-weight-complex="normal"/>
    </style:style>
    <style:style style:name="T53" style:family="text">
      <style:text-properties officeooo:rsid="0023c458"/>
    </style:style>
    <style:style style:name="T54" style:family="text">
      <style:text-properties officeooo:rsid="0023cc25"/>
    </style:style>
    <style:style style:name="T55" style:family="text">
      <style:text-properties officeooo:rsid="0026357c"/>
    </style:style>
    <style:style style:name="T56" style:family="text">
      <style:text-properties officeooo:rsid="00274fa9"/>
    </style:style>
    <style:style style:name="T57" style:family="text">
      <style:text-properties officeooo:rsid="002a4968"/>
    </style:style>
    <style:style style:name="T58" style:family="text">
      <style:text-properties officeooo:rsid="002b513c"/>
    </style:style>
    <style:style style:name="T59" style:family="text">
      <style:text-properties officeooo:rsid="002c27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23"/>
      <text:p text:style-name="P38"><text:span text:style-name="T1">INTRODUCTION</text:span></text:p>
      <text:p text:style-name="P1"/>
      <text:p text:style-name="P53"/>
      <text:p text:style-name="P53"/>
      <text:p text:style-name="P53"/>
      <text:p text:style-name="P37">The objective of this project is to ease the analysis of the log files and to infer as much as information from the log files. A user may input a web server log file to the program and wait for it to run the analysis of the data in the log file. After the analysis it returns visual data representing the data like IP address and the frequency of visit from the IP address. User-Agents used to visit the website and the method of req<text:span text:style-name="T8">uests made by the clients and frequency of the request methods. The output is not shown as traditional tables, but are visualized using graphs which makes it easier to consume the given information. The interface is a GUI in a windows based application which is a platform-independent because a platform-independent programming language is used to create the application. The application serves to be robust, which means that it could handle huge log files. </text:span><text:span text:style-name="T30">The final product will have no more features that are specified in this document. This document describes the functional and non-functional requirements of the “Web Server Log Analysis System”. This application “Web Server Log Analysis System” is developed to help Security administrators, developers and Incident responders to remove their burden of looking up the logs manually.</text:span></text:p>
      <text:p text:style-name="P37"/>
      <text:p text:style-name="P25"/>
      <text:p text:style-name="P25"/>
      <text:p text:style-name="P25"/>
      <text:p text:style-name="P25"/>
      <text:p text:style-name="P25"/>
      <text:p text:style-name="P25"/>
      <text:p text:style-name="P25"/>
      <text:p text:style-name="P25"/>
      <text:p text:style-name="P2"><text:soft-page-break/></text:p>
      <text:p text:style-name="P2"/>
      <text:p text:style-name="P25">OVERALL DESCRIPTION</text:p>
      <text:p text:style-name="P3"/>
      <text:p text:style-name="P4"/>
      <text:p text:style-name="P49"/>
      <text:p text:style-name="P49"/>
      <text:p text:style-name="P48">The user launches the application, then by clicking on the specified button he could browse through the file system to find the log file that needs to be analyzed, then he clicks on the Go or <text:span text:style-name="T31">A</text:span>nalyze button to <text:span text:style-name="T31">start the analysis. Then the application starts reading the file line by line and perform analysis on them. After it has done with the analysis, the graphs are generated based on the analysis performed and displayed to the user. From the displayed graphs, the users may easily infer information from the log file. The speed of the program depends on the size of the log file, the speed goes inversely proportional to the size of the log file.</text:span></text:p>
      <text:p text:style-name="P48"/>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SPECIFIC <text:s/>REQUIREMENTS</text:p>
      <text:p text:style-name="P26"><text:span text:style-name="T21"/></text:p>
      <text:p text:style-name="P26">3.1 Functional Requirements</text:p>
      <text:p text:style-name="P26"><text:tab/>&lt;<text:span text:style-name="T58">NEED TO FILL</text:span>&gt;</text:p>
      <text:p text:style-name="P27">3.2 Non-Functional Requirements</text:p>
      <text:p text:style-name="P27"><text:tab/>&lt;<text:span text:style-name="T58">NEED TO FILL</text:span>&gt;</text:p>
      <text:p text:style-name="P27">3.3 External Interface Requirements</text:p>
      <text:p text:style-name="P5">3.3.1 User Interfaces</text:p>
      <text:p text:style-name="P5"><text:tab/><text:span text:style-name="T28">The application is user-friendly menu based interface. It has </text:span><text:span text:style-name="T29">2</text:span><text:span text:style-name="T28"> simple screens as follows.</text:span></text:p>
      <text:p text:style-name="P5"><text:span text:style-name="T28"><text:tab/>1. The Initial Screen</text:span></text:p>
      <text:p text:style-name="P40"><text:span text:style-name="T10"><text:tab/><text:tab/>This is the screen where the log file that is to be analyzed is selected. <text:tab/>Either we have to select a log file that is locally available or we may provide a <text:tab/>URL of the </text:span><text:span text:style-name="T33">log file hosted on our internal servers.</text:span><text:span text:style-name="T10"> <text:tab/></text:span></text:p>
      <text:p text:style-name="P40"><text:span text:style-name="T10"><text:tab/>2. The Output Screen</text:span></text:p>
      <text:p text:style-name="P40"><text:span text:style-name="T10"><text:tab/><text:tab/>This screen shows the output of the </text:span><text:span text:style-name="T11">analysis, this is filled with the <text:tab/>graphs from the analysis. We may use the drop-down available in this screen <text:tab/>to modify the output and acquire what is needed.</text:span></text:p>
      <text:p text:style-name="P28"><text:span text:style-name="T9">3.3.2 Hardware Interfaces</text:span></text:p>
      <text:p text:style-name="P41"><text:span text:style-name="T11"><text:tab/></text:span><text:span text:style-name="T45">Screen resolution of at least 800×600 required for proper and complete </text:span><text:span text:style-name="T42">rendering</text:span><text:span text:style-name="T45"> of the graphs. Higher resolutions would be better.</text:span></text:p>
      <text:p text:style-name="P41"><text:span text:style-name="T45"><text:tab/>Standalone systems, no network connection required</text:span></text:p>
      <text:p text:style-name="P39"><text:span text:style-name="T43">3.3.3 Software Interfaces</text:span></text:p>
      <text:p text:style-name="P39"><text:span text:style-name="T43"><text:tab/></text:span><text:span text:style-name="T44">Any kind of Operating System(Linux, Unix, Windows, Mac OS)</text:span></text:p>
      <text:p text:style-name="P39"><text:span text:style-name="T44"><text:tab/>Python3.x Installed</text:span></text:p>
      <text:p text:style-name="P28"><text:span text:style-name="T9"/></text:p>
      <text:p text:style-name="P28"/>
      <text:p text:style-name="P6"><text:soft-page-break/></text:p>
      <text:p text:style-name="P28">3.4 Performance Requirements</text:p>
      <text:p text:style-name="P29"><text:tab/><text:span text:style-name="T31">&lt;</text:span><text:span text:style-name="T58">NEED TO FILL</text:span><text:span text:style-name="T31">&gt;</text:span></text:p>
      <text:p text:style-name="P32">3.5 Design Constraints</text:p>
      <text:p text:style-name="P33"><text:tab/><text:span text:style-name="T31">&lt;</text:span><text:span text:style-name="T58">NEED TO FILL</text:span><text:span text:style-name="T31">&gt;</text:span></text:p>
      <text:p text:style-name="P32">3.6 Software System Attributes</text:p>
      <text:p text:style-name="P33"><text:tab/><text:span text:style-name="T31">&lt;</text:span><text:span text:style-name="T58">NEED TO FILL</text:span><text:span text:style-name="T31">&gt;</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text:soft-page-break/></text:p>
      <text:p text:style-name="P7"/>
      <text:p text:style-name="P34">UML ANALYSIS MODEL</text:p>
      <text:p text:style-name="P7"/>
      <text:p text:style-name="P8">4.1 USE CASE DIAGRAM</text:p>
      <text:p text:style-name="P9"><text:tab/><text:span text:style-name="T5">&lt;</text:span><text:span text:style-name="T40">YET</text:span><text:span text:style-name="T6"> TO </text:span><text:span text:style-name="T7">COME</text:span><text:span text:style-name="T5">&gt;</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4.2 CLASS DIAGRAM</text:p>
      <text:p text:style-name="P9"><text:tab/><text:span text:style-name="T5">&lt;</text:span><text:span text:style-name="T40">YET</text:span><text:span text:style-name="T6"> TO </text:span><text:span text:style-name="T7">COME</text:span><text:span text:style-name="T5">&gt;</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4.3 SEQUENCE DIAGRAM</text:p>
      <text:p text:style-name="P9"><text:tab/><text:span text:style-name="T5">&lt;</text:span><text:span text:style-name="T40">YET</text:span><text:span text:style-name="T6"> TO </text:span><text:span text:style-name="T7">COME</text:span><text:span text:style-name="T5">&gt;</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4.4 STATE-CHART DIAGRAM</text:p>
      <text:p text:style-name="P9"><text:tab/><text:span text:style-name="T5">&lt;</text:span><text:span text:style-name="T40">YET</text:span><text:span text:style-name="T6"> TO </text:span><text:span text:style-name="T7">COME</text:span><text:span text:style-name="T5">&gt;</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4.5 ACTIVITY DIAGRAM</text:p>
      <text:p text:style-name="P31"><text:span text:style-name="T9"><text:tab/></text:span><text:span text:style-name="T31">&lt;</text:span><text:span text:style-name="T41">YET</text:span><text:span text:style-name="T58"> TO </text:span><text:span text:style-name="T59">COME</text:span><text:span text:style-name="T31">&gt;</text:span></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pan text:style-name="T9"/></text:p>
      <text:p text:style-name="P30"><text:soft-page-break/><text:span text:style-name="T9"/></text:p>
      <text:p text:style-name="P30"><text:span text:style-name="T9"/></text:p>
      <text:p text:style-name="P34">PROJECT DESIGN</text:p>
      <text:p text:style-name="P10"/>
      <text:p text:style-name="P10"/>
      <text:p text:style-name="P10"/>
      <text:p text:style-name="P10"/>
      <text:p text:style-name="P15">The objective of this project is to develop an application that analyzes the log file from Web servers. This application could analyze logs from the Apache Web server.</text:p>
      <text:p text:style-name="P11"/>
      <text:p text:style-name="P11">The Web Server Log</text:p>
      <text:p text:style-name="P11"><text:tab/><text:span text:style-name="T28">The log file generated by default installation of Apache is as follows,</text:span></text:p>
      <text:p text:style-name="P11"><text:span text:style-name="Source_20_Text"><text:span text:style-name="T28"/></text:span></text:p>
      <text:p text:style-name="P11"><text:span text:style-name="Source_20_Text"><text:span text:style-name="T28">78.172.44.50 - - [19/Jan/2015:12:08:08 +0000] "GET /run HTTP/1.1" 200 83 "-" "Mozilla/5.0 (Macintosh; Intel Mac OS X 10.10; rv:35.0) Gecko/20100101 Firefox/35.0"</text:span></text:span></text:p>
      <text:p text:style-name="P15"/>
      <text:p text:style-name="P16">Breaking down it into parts,</text:p>
      <text:p text:style-name="P16"><text:span text:style-name="T49">“</text:span><text:span text:style-name="T47">78.</text:span><text:span text:style-name="T48">172.44.50</text:span><text:span text:style-name="T50">”</text:span><text:span text:style-name="T46"> – It is the IP address that is used to access the web server. </text:span></text:p>
      <text:p text:style-name="P17"><text:span text:style-name="T49">“</text:span><text:span text:style-name="T47">-</text:span><text:span text:style-name="T49">”</text:span> - Identity check when authentication is enabled on the server.</text:p>
      <text:p text:style-name="P17"><text:span text:style-name="T49">“-”</text:span> - The username used to access the authenticated content on the server.</text:p>
      <text:p text:style-name="P43"><text:span text:style-name="T22">“</text:span><text:span text:style-name="T26">[</text:span><text:span text:style-name="T27">19/Jan/2015:12:08:08 +0000</text:span><text:span text:style-name="T26">]</text:span><text:span text:style-name="T22">”</text:span><text:span text:style-name="T12"> – </text:span><text:span text:style-name="T13">Timestamp, the time which the request made.</text:span></text:p>
      <text:p text:style-name="P43"><text:span text:style-name="T23">“</text:span><text:span text:style-name="T27">GET / HTTP/1.1</text:span><text:span text:style-name="T23">”</text:span><text:span text:style-name="T13"> – The request method used to access the resource.</text:span></text:p>
      <text:p text:style-name="P43"><text:span text:style-name="T23">“</text:span><text:span text:style-name="T27">200</text:span><text:span text:style-name="T23">”</text:span><text:span text:style-name="T13"> – The status cide returned by the server while accessing a resource.</text:span></text:p>
      <text:p text:style-name="P43"><text:span text:style-name="T23">“</text:span><text:span text:style-name="T27">83</text:span><text:span text:style-name="T23">”</text:span><text:span text:style-name="T13"> – The size of the response returned to the user by the server.</text:span></text:p>
      <text:p text:style-name="P15"><text:span text:style-name="T49">“</text:span><text:span text:style-name="T47">-</text:span><text:span text:style-name="T49">”</text:span> - <text:span text:style-name="T51">The Referer, the site which referred the user to our site.</text:span></text:p>
      <text:p text:style-name="P22">“Mozilla/5.0 (Macintosh; Intel Mac OS X 10.10; rv:35.0) Gecko/20100101 Firefox/35.0” – <text:span text:style-name="T52">The User-Agent used by the user to access the server.</text:span></text:p>
      <text:p text:style-name="P15"/>
      <text:p text:style-name="P18">Our project reads a log file with lot of lines similar to this. <text:span text:style-name="T53">Then save all the data in variables and generate graphs from all the data obtained from the file.</text:span></text:p>
      <text:p text:style-name="P18"/>
      <text:p text:style-name="P19"><text:soft-page-break/></text:p>
      <text:p text:style-name="P44"><text:span text:style-name="T24">The File Selection </text:span><text:span text:style-name="T37">Phase</text:span></text:p>
      <text:p text:style-name="P19"><text:tab/>First the program is launched, it opens the user-friendly GUI of the application. In the GUI there is a button to select the log file for analysis. After the button is pressed, the filesystem browser opens allowing us to select the log file to proceed for the analysis. Then the path is stored in a variable and there is a button provisioned to start the analysis of the log file. When the button is pressed, the application proceeds to the analysis phase where it <text:span text:style-name="T54">starts analysis of the log file.</text:span></text:p>
      <text:p text:style-name="P12"/>
      <text:p text:style-name="P12">The Analysis Phase</text:p>
      <text:p text:style-name="P44"><text:span text:style-name="T24"><text:tab/></text:span><text:span text:style-name="T14">This phase of the application follows up after selecting the file to analyze and proceeds to the analysis. </text:span><text:span text:style-name="T15">The file is read line by line to avoid memory overhead. First a line is read and is split by the spaces. Then IP address</text:span><text:span text:style-name="T16">(String)</text:span><text:span text:style-name="T15">, Timestamp </text:span><text:span text:style-name="T16">(dictionar -y)</text:span><text:span text:style-name="T15">, Request method</text:span><text:span text:style-name="T16">(dictionary)</text:span><text:span text:style-name="T15">, Status code</text:span><text:span text:style-name="T16">(dictionary)</text:span><text:span text:style-name="T15">, the Accessed file </text:span><text:span text:style-name="T16">(dictionar -y)</text:span><text:span text:style-name="T15"> and User-Agent</text:span><text:span text:style-name="T16">(list)</text:span><text:span text:style-name="T15"> are obtained and stored in seperate variables after the split. First the IP address is appended to </text:span><text:span text:style-name="T34">a</text:span><text:span text:style-name="T15"> list and a Data Object is created which stores all the above said variables as class variables. Then this data object is appended to another seperate list. While reading the next line, </text:span><text:span text:style-name="T16">first the IP address list is checked to see if the IP is present, if it is present, the data according to the object is updated(the main reason why the variables are initialized as dictionaries). If it is not present, then the process of initialization occurs. </text:span><text:span text:style-name="T17">The reason to initialize the User-Agent as a list is that one user may use the same browser, when he uses a large number of User-Agents within a time, it is an alarm of a DoS attack, also may serve as a work for the development team to tailor pages for that specific UA. This process is repeated until the whole file is read. Then the application moves on to the next phase.</text:span></text:p>
      <text:p text:style-name="P44"><text:span text:style-name="T17"/></text:p>
      <text:p text:style-name="P45"><text:span text:style-name="T25">The </text:span><text:span text:style-name="T38">Visualization</text:span><text:span text:style-name="T25"> Phase</text:span></text:p>
      <text:p text:style-name="P15"><text:tab/><text:span text:style-name="T55">The list of data objects is iterated through one-by-one and for a given IP address, the total number of requests made is found out by adding all the values in the Requests dictionary. The variables for which the graphs are requested </text:span><text:span text:style-name="T56">in the first phase</text:span><text:span text:style-name="T55"> is stored in variables </text:span><text:span text:style-name="T56">and using those variables the graphs are generated. We </text:span></text:p>
      <text:p text:style-name="P15"><text:soft-page-break/></text:p>
      <text:p text:style-name="P20">may also generate graphs dynamically using the drop-down box that is present in this screen.</text:p>
      <text:p text:style-name="P20"/>
      <text:p text:style-name="P20">The final thing is left to the user, he may infer the necessary information from the graphs. It may either be used for Incident Response, SEO or for further development of the deployed application <text:span text:style-name="T58">depending upon the type of user running the applicatio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35">CODE</text:p>
      <text:p text:style-name="P15"/>
      <text:p text:style-name="P51">#!/usr/bin/env python3</text:p>
      <text:p text:style-name="P51"/>
      <text:p text:style-name="P51">import matplotlib.pyplot as plt</text:p>
      <text:p text:style-name="P51"/>
      <text:p text:style-name="P51">class Data:</text:p>
      <text:p text:style-name="P51"><text:s text:c="4"/>def __init__(self, ip):</text:p>
      <text:p text:style-name="P51"><text:s text:c="8"/>self.ip <text:s text:c="2"/>= ip</text:p>
      <text:p text:style-name="P51"><text:s text:c="8"/>self.req <text:s/>= {}</text:p>
      <text:p text:style-name="P51"><text:s text:c="8"/>self.res <text:s/>= {}</text:p>
      <text:p text:style-name="P51"><text:s text:c="8"/>self.UA <text:s text:c="2"/>= []</text:p>
      <text:p text:style-name="P51"><text:s text:c="8"/>self.file = {}</text:p>
      <text:p text:style-name="P51"><text:s text:c="8"/>self.tms <text:s/>= {}</text:p>
      <text:p text:style-name="P51"><text:s text:c="4"/></text:p>
      <text:p text:style-name="P51"><text:s text:c="4"/>def __repr__(self):</text:p>
      <text:p text:style-name="P51"><text:s text:c="8"/>return self.ip</text:p>
      <text:p text:style-name="P51"><text:s text:c="8"/></text:p>
      <text:p text:style-name="P51">class LogLyzer:</text:p>
      <text:p text:style-name="P51"><text:s text:c="4"/>objArray = []</text:p>
      <text:p text:style-name="P51"><text:s text:c="4"/>ipList <text:s text:c="2"/>= []</text:p>
      <text:p text:style-name="P51"><text:s text:c="4"/>def __init__(self, filename):</text:p>
      <text:p text:style-name="P51"><text:s text:c="8"/>self.filename = filename</text:p>
      <text:p text:style-name="P51"><text:s text:c="4"/></text:p>
      <text:p text:style-name="P51"><text:s text:c="4"/>def readFile(self):</text:p>
      <text:p text:style-name="P51"><text:s text:c="8"/>with open(self.filename) as f:</text:p>
      <text:p text:style-name="P51"><text:s text:c="12"/>while True:</text:p>
      <text:p text:style-name="P51"><text:s text:c="16"/>line = f.readline().replace("\"","").strip()</text:p>
      <text:p text:style-name="P51"><text:s text:c="16"/>if(not line):</text:p>
      <text:p text:style-name="P51"><text:s text:c="20"/>break</text:p>
      <text:p text:style-name="P51"><text:s text:c="16"/>else:</text:p>
      <text:p text:style-name="P51"><text:s text:c="20"/>temp = line.split()</text:p>
      <text:p text:style-name="P51"><text:s text:c="20"/>if( temp[0] not in self.ipList ):</text:p>
      <text:p text:style-name="P51"><text:s text:c="24"/>self.ipList.append(temp[0])</text:p>
      <text:p text:style-name="P52"><text:soft-page-break/><text:s text:c="20"/></text:p>
      <text:p text:style-name="P52"><text:tab/> <text:s text:c="9"/>obj = Data(temp[0])</text:p>
      <text:p text:style-name="P51"><text:s text:c="24"/>obj.req[temp[5]] = obj.req.get(temp[5],0) + 1</text:p>
      <text:p text:style-name="P51"><text:s text:c="24"/>obj.res[temp[8]] = obj.res.get(temp[8],0) + 1</text:p>
      <text:p text:style-name="P51"><text:s text:c="24"/>obj.file[temp[6]] = obj.file.get(temp[6],0) + 1</text:p>
      <text:p text:style-name="P51"><text:s text:c="24"/>obj.UA.append(' '.join(temp[11:]))</text:p>
      <text:p text:style-name="P51"><text:s text:c="24"/>obj.tms[temp[3].replace("[","")] = obj.tms.get(temp[3].replace("[",""),0) + 1</text:p>
      <text:p text:style-name="P51"><text:s text:c="24"/>self.objArray.append(obj)</text:p>
      <text:p text:style-name="P51"><text:s text:c="20"/>else:</text:p>
      <text:p text:style-name="P51"><text:s text:c="24"/>index = self.ipList.index(temp[0])</text:p>
      <text:p text:style-name="P51"><text:s text:c="24"/>self.objArray[index].req[temp[5]] = self.objArray[index].req.get(temp[5], 0) + 1</text:p>
      <text:p text:style-name="P51"><text:s text:c="24"/>self.objArray[index].res[temp[8]] = self.objArray[index].res.get(temp[8], 0) + 1</text:p>
      <text:p text:style-name="P51"><text:s text:c="24"/>self.objArray[index].file[temp[6]] = self.objArray[index].file.get(temp[6], 0) + 1</text:p>
      <text:p text:style-name="P51"><text:s text:c="24"/>if( ' '.join(temp[11:]) not in self.objArray[index].UA ):</text:p>
      <text:p text:style-name="P51"><text:s text:c="28"/>self.objArray[index].UA.append(' '.join(temp[11:]))</text:p>
      <text:p text:style-name="P51"><text:s text:c="24"/>self.objArray[index].tms[temp[3].replace("[","")] = self.objArray[index].tms.get(temp[3].replace("[",""), 0) + 1</text:p>
      <text:p text:style-name="P51"/>
      <text:p text:style-name="P51">def main():</text:p>
      <text:p text:style-name="P51"><text:s text:c="4"/>log = LogLyzer("varysample")</text:p>
      <text:p text:style-name="P51"><text:s text:c="4"/>log.readFile()</text:p>
      <text:p text:style-name="P51"><text:s text:c="4"/>ipReq = {}</text:p>
      <text:p text:style-name="P51"><text:s text:c="4"/>for obj in log.objArray:</text:p>
      <text:p text:style-name="P51"><text:s text:c="8"/>print(obj.ip)</text:p>
      <text:p text:style-name="P51"><text:s text:c="8"/>print(obj.req)</text:p>
      <text:p text:style-name="P51"><text:s text:c="8"/>ipReq[obj.ip] = sum(list(obj.req.values()))</text:p>
      <text:p text:style-name="P51"><text:s text:c="8"/>print(obj.res)</text:p>
      <text:p text:style-name="P51"><text:s text:c="8"/>print(obj.UA)</text:p>
      <text:p text:style-name="P51"><text:s text:c="8"/>print(obj.file)</text:p>
      <text:p text:style-name="P51"><text:s text:c="8"/>print(obj.tms)</text:p>
      <text:p text:style-name="P51"><text:s text:c="8"/>print("\n")</text:p>
      <text:p text:style-name="P51"><text:s text:c="4"/>fig,ax = plt.subplots()</text:p>
      <text:p text:style-name="P51"><text:s text:c="4"/>ax.bar(ipReq.keys(),ipReq.values())</text:p>
      <text:p text:style-name="P51"><text:s text:c="4"/>fig.show()</text:p>
      <text:p text:style-name="P51"/>
      <text:p text:style-name="P51">main()</text:p>
      <text:p text:style-name="P51"/>
      <text:p text:style-name="P24"><text:soft-page-break/><text:span text:style-name="T21"/></text:p>
      <text:p text:style-name="P24"><text:span text:style-name="T21"/></text:p>
      <text:p text:style-name="P35">OUTPUT</text:p>
      <text:p text:style-name="P13"/>
      <text:p text:style-name="P42"><text:span text:style-name="T2">&lt;</text:span><text:span text:style-name="T39">YET</text:span><text:span text:style-name="T4"> TO </text:span><text:span text:style-name="T3">COME</text:span><text:span text:style-name="T2">&gt;</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35">CONCLUSION</text:p>
      <text:p text:style-name="P13"/>
      <text:p text:style-name="P13"/>
      <text:p text:style-name="P47"><text:span text:style-name="T19">Log analysis is an important task for System administrators, Security administrators and even for developers at times. Our project “Web Server Log Analysis System” makes the tasks of these administrators simpler by just getting in the log file as input and visualizing things present in the log file. This </text:span><text:span text:style-name="T20">application</text:span><text:span text:style-name="T19"> would reduce the burden of those </text:span><text:span text:style-name="T20">administrators task of manually going through the log files. All these </text:span><text:span text:style-name="T36">presented</text:span><text:span text:style-name="T20"> using a simple to use and user-friendly GUI.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36">REFERENCES</text:p>
      <text:p text:style-name="P14"/>
      <text:p text:style-name="P21">1. Satya Prakash Singh, Meenu (2017), Analysis of Web Site Using Web Log Expert Tool Based on Web Data Mining, <text:span text:style-name="T57">International Conference of Innovations in Information Embedded and Communication Systems(ICIIECS).</text:span></text:p>
      <text:p text:style-name="P46"><text:span text:style-name="T18">2. Dilip Singh Sisodia, Shrish Verma (2012), Web Usage Pattern Analysis Through </text:span><text:span text:style-name="T35">Weblogs: A Review, Ninth International Joint Conference on Computer Science and Software Engineering(JCSSE)</text:span></text:p>
      <text:p text:style-name="P46"><text:span text:style-name="T36">3.</text:span><text:span text:style-name="T35"> </text:span><text:span text:style-name="T36">AscToHTM(2005), A Web Server Log File Explained, </text:span><text:a xlink:type="simple" xlink:href="https://www.jafsoft.com/sea" text:style-name="Internet_20_link" text:visited-style-name="Visited_20_Internet_20_Link">https://www.jafsoft.com/sea</text:a><text:a xlink:type="simple" xlink:href="https://www.jafsoft.com/sear" text:style-name="Internet_20_link" text:visited-style-name="Visited_20_Internet_20_Link"> r</text:a><text:a xlink:type="simple" xlink:href="https://www.jafsoft.com/searchengine" text:style-name="Internet_20_link" text:visited-style-name="Visited_20_Internet_20_Link">chengine</text:a><text:a xlink:type="simple" xlink:href="https://www.jafsoft.com/searchengines/l" text:style-name="Internet_20_link" text:visited-style-name="Visited_20_Internet_20_Link">s/l</text:a><text:a xlink:type="simple" xlink:href="https://www.jafsoft.com/searchengines/log_sample.html" text:style-name="Internet_20_link" text:visited-style-name="Visited_20_Internet_20_Link">og_sample.html</text:a><text:span text:style-name="T36">, 24 Oct 2020.</text:span></text:p>
      <text:p text:style-name="P55"><text:span text:style-name="T36">4. </text:span><text:span text:style-name="T32">Nihuo Software Inc, Log File Sample Explained, </text:span><text:a xlink:type="simple" xlink:href="https://www.loganalyzer.net/log-analysis-tutorial/log-file-sample-explain.html" text:style-name="Internet_20_link" text:visited-style-name="Visited_20_Internet_20_Link">https://www.loganalyzer.net/log-analysis-tutorial/log-file-sample-explain.html</text:a><text:span text:style-name="T32">, 24 Oct 2020.</text:span></text:p>
      <text:p text:style-name="P54"><text:span text:style-name="T35"/></text:p>
      <text:p text:style-name="P24"><text:span text:style-name="T21">Introduction</text:span></text:p>
      <text:p text:style-name="P24"><text:span text:style-name="T21">Overall Description</text:span></text:p>
      <text:p text:style-name="P24"><text:span text:style-name="T21">Specific requirements</text:span></text:p>
      <text:p text:style-name="P24"><text:span text:style-name="T21"><text:tab/>Functional Requirements</text:span></text:p>
      <text:p text:style-name="P24"><text:span text:style-name="T21"><text:tab/>non-functional requirement</text:span></text:p>
      <text:p text:style-name="P24"><text:span text:style-name="T21"><text:tab/>external interface requirements</text:span></text:p>
      <text:p text:style-name="P24"><text:span text:style-name="T21"><text:tab/>performance requirements</text:span></text:p>
      <text:p text:style-name="P24"><text:span text:style-name="T21"><text:tab/>design constraints</text:span></text:p>
      <text:p text:style-name="P24"><text:span text:style-name="T21"><text:tab/>software system attributes</text:span></text:p>
      <text:p text:style-name="P24"><text:span text:style-name="T21">UML Analysis model</text:span></text:p>
      <text:p text:style-name="P24"><text:span text:style-name="T21"><text:tab/>Use case diagram</text:span></text:p>
      <text:p text:style-name="P24"><text:span text:style-name="T21"><text:tab/>class diagram</text:span></text:p>
      <text:p text:style-name="P24"><text:span text:style-name="T21"><text:tab/>sequence diagram</text:span></text:p>
      <text:p text:style-name="P24"><text:span text:style-name="T21"><text:tab/>state chart diagram</text:span></text:p>
      <text:p text:style-name="P24"><text:span text:style-name="T21"><text:tab/>activity diagram</text:span></text:p>
      <text:p text:style-name="P24"><text:span text:style-name="T21">Project design</text:span></text:p>
      <text:p text:style-name="P24"><text:soft-page-break/><text:span text:style-name="T21">Code</text:span></text:p>
      <text:p text:style-name="P24"><text:span text:style-name="T21">output</text:span></text:p>
      <text:p text:style-name="P24"><text:span text:style-name="T21">Conclusion</text:span></text:p>
      <text:p text:style-name="P24"><text:span text:style-name="T21">Referenc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06cm" fo:margin-bottom="2.506cm" fo:margin-left="3.498cm" fo:margin-right="2.498cm" fo:border="0.26pt solid #000000" fo:padding-top="0.035cm" fo:padding-bottom="0.035cm" fo:padding-left="0.494cm" fo:padding-right="0.49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56cm" fo:margin-bottom="1.956cm" fo:margin-left="1.498cm" fo:margin-right="1.498cm" fo:border="0.26pt solid #000000" fo:padding-top="0.035cm" fo:padding-bottom="0.035cm" fo:padding-left="0.494cm" fo:padding-right="0.49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4T13:42:01</meta:creation-date>
    <dc:language>en-IN</dc:language>
    <dc:date>2020-10-24T23:54:29.786575889</dc:date>
    <meta:editing-cycles>5</meta:editing-cycles>
    <meta:editing-duration>PT2H19M20S</meta:editing-duration>
    <meta:generator>LibreOffice/7.0.1.2$Linux_X86_64 LibreOffice_project/00$Build-2</meta:generator>
    <meta:document-statistic meta:table-count="0" meta:image-count="0" meta:object-count="0" meta:page-count="18" meta:paragraph-count="156" meta:word-count="1577" meta:character-count="10988" meta:non-whitespace-character-count="8787"/>
  </office:meta>
</office:document-meta>
</file>